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fo:min-height="13.609cm"/>
    </style:style>
    <style:style style:name="P1" style:family="paragraph">
      <style:text-properties fo:font-size="96pt" style:font-size-asian="96pt" style:font-size-complex="96pt"/>
    </style:style>
    <style:style style:name="P2" style:family="paragraph">
      <style:paragraph-properties fo:text-align="star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T1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685cm" svg:x="1.4cm" svg:y="1.562cm" presentation:class="subtitle" presentation:user-transformed="true">
          <draw:text-box>
            <text:p><text:span text:style-name="T1">Intent</text:span><text:span text:style-name="T1">入門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2">local mashup</text:p>
          </draw:text-box>
        </draw:frame>
        <draw:frame presentation:style-name="Default-outline1" draw:layer="layout" svg:width="25.199cm" svg:height="13.859cm" svg:x="1.4cm" svg:y="4.914cm" presentation:class="outline">
          <draw:text-box>
            <text:list text:style-name="L2">
              <text:list-item>
                <text:p>導入済みなアプリとの連携が可能</text:p>
                <text:p/>
              </text:list-item>
              <text:list-item>
                <text:p>端末の中でmashupできる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2">明示的Inte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次の画面はコードに記述される</text:p>
                <text:p/>
              </text:list-item>
              <text:list-item>
                <text:p>new Intent(this, NextActivity.class)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2">暗黙的Intent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より優れたintentの使い方</text:p>
                <text:p text:style-name="P3"/>
              </text:list-item>
              <text:list-item>
                <text:p text:style-name="P3">直接指定が無くなる事でActivity間の結合が疎に</text:p>
                <text:p text:style-name="P3"/>
              </text:list-item>
              <text:list-item>
                <text:p text:style-name="P3">Manifestにintent-filterを記述</text:p>
                <text:p text:style-name="P3">→ intent-filter により「次」のActivityが決まる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2">intent-filt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ndroidManifest.xmlにて指定</text:p>
                <text:p/>
              </text:list-item>
              <text:list-item>
                <text:p>action、data、categoryという順でマッチ</text:p>
                <text:p/>
              </text:list-item>
              <text:list-item>
                <text:p>複数候補がある場合は選択ダイアログが表示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2">参考コンテンツ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ttp://goo.gl/SYlmI</text:p>
                <text:p/>
              </text:list-item>
              <text:list-item>
                <text:p><text:a xlink:href="http://goo.gl/6xqaaq">http://goo.gl/6xqaaq</text:a></text:p>
                <text:p/>
              </text:list-item>
              <text:list-item>
                <text:p>http://goo.gl/B6ZF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2">intent-filter サンプル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選択ダイアログが表示されます</text:p>
                <text:p/>
              </text:list-item>
              <text:list-item>
                <text:p>http://db.tt/hxolnA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2">もう少し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ction.Main でLAUNCHERなcategory</text:p>
                <text:p>→トップレベルからの起動</text:p>
                <text:p>→ランチャにインストールできる Activity</text:p>
                <text:p/>
              </text:list-item>
              <text:list-item>
                <text:p>暗黙的intentの場合、categoryがDEFAULTなら明示的ソレと同じ動作になる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2">BroadcastInte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全てのアプリケーションに対して通知が可能</text:p>
                <text:p/>
                <text:p/>
              </text:list-item>
              <text:list-item>
                <text:p>受け取る事ができるのはBroadcastReceiv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2">BroadcastIntentサンプル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erviceの資料としても有用です</text:p>
                <text:p/>
              </text:list-item>
              <text:list-item>
                <text:p><text:a xlink:href="http://goo.gl/GicOa">http://goo.gl/GicOa</text:a></text:p>
                <text:p/>
              </text:list-item>
              <text:list-item>
                <text:p>intent-filterをManifestに記述する必要あり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amane Toshiaki</meta:initial-creator>
    <meta:creation-date>2011-01-26T15:22:29</meta:creation-date>
    <meta:editing-duration>PT00H37M56S</meta:editing-duration>
    <meta:editing-cycles>4</meta:editing-cycles>
    <dc:date>2011-02-08T18:06:18</dc:date>
    <dc:creator>Yamane Toshiaki</dc:creator>
    <meta:generator>OpenOffice.org/3.2$Unix OpenOffice.org_project/320m19$Build-9505</meta:generator>
    <meta:document-statistic meta:object-count="60"/>
  </office:meta>
</office:document-meta>
</file>